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4cm" fo:min-width="20.074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0.706cm" fo:min-width="4.17cm"/>
      <style:paragraph-properties style:writing-mode="lr-tb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11.942cm" fo:min-width="4.961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bbe33d" draw:textarea-horizontal-align="justify" draw:textarea-vertical-align="middle" draw:auto-grow-height="false" fo:min-height="0.512cm" fo:min-width="0.13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bbe3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19.59cm" svg:x="3.54cm" svg:y="1cm">
          <text:p text:style-name="P1">Memory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15.494cm" svg:x="4.556cm" svg:y="2.27cm">
          <text:p text:style-name="P1">State</text:p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5.461cm" svg:height="12.192cm" svg:x="15.859cm" svg:y="4.937cm">
          <text:p text:style-name="P1">BRAM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cm" svg:y1="7.223cm" svg:x2="4.937cm" svg:y2="7.223cm">
          <text:p text:style-name="P1">STALL</text:p>
        </draw:line>
        <draw:line draw:style-name="gr4" draw:text-style-name="P4" draw:layer="layout" svg:x1="1cm" svg:y1="19.034cm" svg:x2="18.653cm" svg:y2="19.034cm">
          <text:p text:style-name="P1">ALUResult</text:p>
        </draw:line>
        <draw:line draw:style-name="gr4" draw:text-style-name="P4" draw:layer="layout" svg:x1="1cm" svg:y1="5.064cm" svg:x2="5.318cm" svg:y2="5.064cm">
          <text:p text:style-name="P1">BRANCH</text:p>
        </draw:line>
        <draw:line draw:style-name="gr4" draw:text-style-name="P4" draw:layer="layout" svg:x1="8.62cm" svg:y1="2.651cm" svg:x2="26.94cm" svg:y2="2.651cm">
          <text:p text:style-name="P1">BRANCH</text:p>
        </draw:line>
        <draw:line draw:style-name="gr5" draw:text-style-name="P4" draw:layer="layout" svg:x1="7.731cm" svg:y1="17.764cm" svg:x2="7.731cm" svg:y2="19.034cm">
          <text:p/>
        </draw:line>
        <draw:line draw:style-name="gr5" draw:text-style-name="P4" draw:layer="layout" svg:x1="18.653cm" svg:y1="17.129cm" svg:x2="18.653cm" svg:y2="19.034cm">
          <text:p/>
        </draw:line>
        <draw:line draw:style-name="gr4" draw:text-style-name="P4" draw:layer="layout" svg:x1="9.89cm" svg:y1="4.048cm" svg:x2="21.574cm" svg:y2="4.048cm">
          <text:p text:style-name="P1">ALURes</text:p>
        </draw:line>
        <draw:custom-shape draw:style-name="gr6" draw:text-style-name="P5" xml:id="id2" draw:id="id2" draw:layer="layout" svg:width="1.27cm" svg:height="1.524cm" svg:x="21.574cm" svg:y="3.286cm">
          <text:p text:style-name="P1">MU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1.32cm" svg:y1="11.033cm" svg:x2="22.209cm" svg:y2="4.81cm" draw:start-shape="id1" draw:start-glue-point="1" draw:end-shape="id2" svg:d="M21320 11033h889v-6223" svg:viewBox="0 0 890 6224">
          <text:p/>
        </draw:connector>
        <draw:line draw:style-name="gr4" draw:text-style-name="P4" draw:layer="layout" svg:x1="22.856cm" svg:y1="4.107cm" svg:x2="26.952cm" svg:y2="4.107cm">
          <text:p text:style-name="P1">WRITE BACK</text:p>
        </draw:line>
        <draw:line draw:style-name="gr4" draw:text-style-name="P4" draw:layer="layout" svg:x1="9.509cm" svg:y1="3.286cm" svg:x2="22.082cm" svg:y2="3.286cm">
          <text:p text:style-name="P1">MEM Op</text:p>
        </draw:line>
        <draw:line draw:style-name="gr4" draw:text-style-name="P4" draw:layer="layout" svg:x1="1cm" svg:y1="16.621cm" svg:x2="4.302cm" svg:y2="16.621cm">
          <text:p text:style-name="P1">MEM OP</text:p>
        </draw:line>
        <draw:line draw:style-name="gr5" draw:text-style-name="P4" draw:layer="layout" svg:x1="4.302cm" svg:y1="14.589cm" svg:x2="4.302cm" svg:y2="18.145cm">
          <text:p/>
        </draw:line>
        <draw:line draw:style-name="gr5" draw:text-style-name="P4" draw:layer="layout" svg:x1="5.191cm" svg:y1="14.589cm" svg:x2="4.302cm" svg:y2="14.589cm">
          <text:p/>
        </draw:line>
        <draw:line draw:style-name="gr5" draw:text-style-name="P4" draw:layer="layout" svg:x1="4.302cm" svg:y1="18.145cm" svg:x2="17.129cm" svg:y2="18.145cm">
          <text:p/>
        </draw:line>
        <draw:line draw:style-name="gr5" draw:text-style-name="P4" draw:layer="layout" svg:x1="17.129cm" svg:y1="17.129cm" svg:x2="17.129cm" svg:y2="18.1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Sarasa Gothic SC" style:font-family-asian="'Sarasa Gothic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9T16:36:14.873319172</meta:creation-date>
    <dc:date>2020-04-29T16:46:49.061961055</dc:date>
    <meta:editing-duration>PT24S</meta:editing-duration>
    <meta:editing-cycles>1</meta:editing-cycles>
    <meta:document-statistic meta:object-count="19"/>
    <meta:generator>LibreOffice/6.4.3.2$Linux_X86_64 LibreOffice_project/40$Build-2</meta:generator>
  </office:meta>
</office:document-meta>
</file>